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8pt" fo:font-style="italic" fo:font-weight="normal" officeooo:rsid="00014561" officeooo:paragraph-rsid="00014561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014561" officeooo:paragraph-rsid="00014561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fo:font-weight="normal" officeooo:rsid="00014561" officeooo:paragraph-rsid="00014561" style:font-size-asian="48pt" style:font-weight-asian="normal" style:font-size-complex="48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0pt" fo:font-weight="normal" officeooo:rsid="00014561" officeooo:paragraph-rsid="00014561" style:font-size-asian="40pt" style:font-weight-asian="normal" style:font-size-complex="40pt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14561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weight="bold" officeooo:rsid="00014561" officeooo:paragraph-rsid="00014561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014561" officeooo:paragraph-rsid="00014561"/>
    </style:style>
    <style:style style:name="T1" style:family="text">
      <style:text-properties fo:font-variant="normal" fo:text-transform="none" fo:color="#202124" loext:opacity="100%" style:font-name="arial" fo:font-size="13.5pt" fo:letter-spacing="normal" fo:font-style="normal" fo:font-weight="normal"/>
    </style:style>
    <style:style style:name="T2" style:family="text">
      <style:text-properties fo:font-variant="normal" fo:text-transform="none" fo:color="#202124" loext:opacity="100%" style:font-name="arial" fo:font-size="13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02124" loext:opacity="100%" style:font-name="arial" fo:font-size="13.5pt" fo:letter-spacing="normal" fo:font-style="normal" fo:font-weight="normal" officeooo:rsid="00045941"/>
    </style:style>
    <style:style style:name="T4" style:family="text">
      <style:text-properties fo:font-variant="normal" fo:text-transform="none" fo:color="#202124" loext:opacity="100%" fo:letter-spacing="normal"/>
    </style:style>
    <style:style style:name="T5" style:family="text">
      <style:text-properties fo:font-variant="normal" fo:text-transform="none" fo:color="#202124" loext:opacity="100%" fo:font-size="16pt" fo:letter-spacing="normal" fo:font-weight="bold" officeooo:rsid="0004344f" style:font-size-asian="16pt" style:font-weight-asian="bold" style:font-size-complex="16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officeooo:rsid="00014561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014561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03fdec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4344f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045941" style:font-size-asian="16pt" style:font-weight-asian="bold" style:font-size-complex="16pt" style:font-weight-complex="bold"/>
    </style:style>
    <style:style style:name="T13" style:family="text">
      <style:text-properties officeooo:rsid="00045941"/>
    </style:style>
    <style:style style:name="T14" style:family="text">
      <style:text-properties officeooo:rsid="000145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8 Tema 3 </text:p>
      <text:p text:style-name="P6">Mario Badallo Jiménez</text:p>
      <text:p text:style-name="P4"/>
      <text:p text:style-name="P4"/>
      <text:p text:style-name="P1"/>
      <text:p text:style-name="P2">Empleando la ayuda de mount (man mount), averigua el significado de cada una de las opciones preestablecidas mediante la opción defaults. </text:p>
      <text:p text:style-name="P1"/>
      <text:p text:style-name="P3">Eh aquí los tipos de predeterminados</text:p>
      <text:p text:style-name="P4"/>
      <text:p text:style-name="P7"><text:span text:style-name="T9">rw:</text:span><text:span text:style-name="T10">L</text:span><text:span text:style-name="T2">a primera parte significa permisos del propietario.rw-: la segunda parte significa los permisos del grupo al que pertenece el usuario. r–: la tercera parte significa los permisos a los demás usuarios.</text:span><text:span text:style-name="T6"> </text:span></text:p>
      <text:p text:style-name="P4"/>
      <text:p text:style-name="P7"><text:span text:style-name="T9">suid:</text:span><text:span text:style-name="T10">S</text:span><text:span text:style-name="T1">on permisos de acceso que pueden asignarse a archivos o directorios en un sistema operativo basado en Unix. Se utilizan principalmente para permitir a los usuarios del sistema ejecutar binarios con privilegios elevados temporalmente para realizar una tarea específica.</text:span> </text:p>
      <text:p text:style-name="P8"/>
      <text:p text:style-name="P7"><text:span text:style-name="T9">dev:</text:span><text:span text:style-name="T10">E</text:span><text:span text:style-name="T1">ste directorio incluye todos los dispositivos de almacenamiento, en forma de archivos, conectados al sistema, es decir, cualquier disco duro conectado, partición, memoria USB, o CD-ROM conectado al sistema y que el sistema pueda entender como un volumen lógico de almacenamiento.</text:span> </text:p>
      <text:p text:style-name="P7"><text:span text:style-name="T9"/></text:p>
      <text:p text:style-name="P7"><text:span text:style-name="T9">exec:</text:span><text:span text:style-name="T11">E</text:span><text:span text:style-name="T1">l sistema operativo UNIX ofrece una llamada al sistema llamada 'exec' para lanzar a ejecución un programa, almacenado en forma de fichero.</text:span> </text:p>
      <text:p text:style-name="P8"/>
      <text:p text:style-name="P7"><text:span text:style-name="T9">Auto:</text:span><text:span text:style-name="T5"> Es </text:span><text:span text:style-name="T1">un programa que comprueba los accesos a ficheros de los programas ejecutándose dentro de un entorno auto-apt. Si un programa accede a un fichero de un paquete que no está instalado, auto-apt instalará el paquete que contiene ese fichero usando apt-get.</text:span> </text:p>
      <text:p text:style-name="P8"/>
      <text:p text:style-name="P7"><text:span text:style-name="T9">nouser:</text:span><text:span text:style-name="T12">P</text:span><text:span text:style-name="T1">ermite a cualquier usuario montar el sistema de archivos. Implica directamente las opciones noexec, nosuid y nodev a menos que se especifiquen otras. Si se utiliza la opción nouser , solo el usuario root podrá montar el sistema de archivos.</text:span> </text:p>
      <text:p text:style-name="P4"><text:span text:style-name="T8"/></text:p>
      <text:p text:style-name="P7"><text:soft-page-break/><text:span text:style-name="T9">async:L</text:span><text:span text:style-name="T1">as funciones Async/await, nos ayudan a escribir código completamente </text:span><text:span text:style-name="T3">en</text:span><text:span text:style-name="T1"> </text:span><text:span text:style-name="T3">sincronía</text:span><text:span text:style-name="T1"> mientras realizamos tareas asíncronas en segundo plano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3:42:05.983000000</meta:creation-date>
    <dc:date>2021-01-29T10:33:28.740000000</dc:date>
    <meta:editing-duration>PT14M7S</meta:editing-duration>
    <meta:editing-cycles>5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11" meta:word-count="269" meta:character-count="1780" meta:non-whitespace-character-count="1514"/>
  </office:meta>
</office:document-meta>
</file>